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SIAPE">
            <text:p>SIAPE</text:p>
          </table:table-cell>
          <table:table-cell table:style-name="pd1" office:value-type="string" office:string-value="NOME">
            <text:p>NOME</text:p>
          </table:table-cell>
          <table:table-cell table:style-name="pd1" office:value-type="string" office:string-value="DIA">
            <text:p>DIA</text:p>
          </table:table-cell>
          <table:table-cell table:style-name="pd1" office:value-type="string" office:string-value="MÊS">
            <text:p>MÊS</text:p>
          </table:table-cell>
        </table:table-row>
        <table:table-row>
          <table:table-cell office:value-type="string" office:string-value="2825606">
            <text:p>2825606</text:p>
          </table:table-cell>
          <table:table-cell office:value-type="string" office:string-value="MICHELLE VISCARD SANT ANA">
            <text:p>MICHELLE VISCARD SANT AN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767079">
            <text:p>1767079</text:p>
          </table:table-cell>
          <table:table-cell office:value-type="string" office:string-value="NARJARA BRAND DE AZEVEDO">
            <text:p>NARJARA BRAND DE AZEVED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760428">
            <text:p>2760428</text:p>
          </table:table-cell>
          <table:table-cell office:value-type="string" office:string-value="CINTIA GARBIN PSICÓLOGO E">
            <text:p>CINTIA GARBIN PSICÓLOGO 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143978">
            <text:p>1143978</text:p>
          </table:table-cell>
          <table:table-cell office:value-type="string" office:string-value="FRANCISCO PEDROSO FERNANDES">
            <text:p>FRANCISCO PEDROSO FERNAND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3124478">
            <text:p>3124478</text:p>
          </table:table-cell>
          <table:table-cell office:value-type="string" office:string-value="HIGOR MENDES DE SOUZA ARQUIVISTA E">
            <text:p>HIGOR MENDES DE SOUZA ARQUIVISTA 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768998">
            <text:p>1768998</text:p>
          </table:table-cell>
          <table:table-cell office:value-type="string" office:string-value="MARIANE FRANTZ">
            <text:p>MARIANE FRANTZ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066425">
            <text:p>2066425</text:p>
          </table:table-cell>
          <table:table-cell office:value-type="string" office:string-value="THAIS FERNANDES COSTA REGENTE">
            <text:p>THAIS FERNANDES COSTA REGENTE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1807703">
            <text:p>1807703</text:p>
          </table:table-cell>
          <table:table-cell office:value-type="string" office:string-value="ANA PAULA FONSECA OS SANTOS">
            <text:p>ANA PAULA FONSECA OS SANTOS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3303161">
            <text:p>3303161</text:p>
          </table:table-cell>
          <table:table-cell office:value-type="string" office:string-value="CAROLINY DINIZ PITTHAN AL VESCO">
            <text:p>CAROLINY DINIZ PITTHAN AL VESC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7837">
            <text:p>1807837</text:p>
          </table:table-cell>
          <table:table-cell office:value-type="string" office:string-value="ALVA ROSA MARIANA DE FREITAS">
            <text:p>ALVA ROSA MARIANA DE FREITAS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1474">
            <text:p>1801474</text:p>
          </table:table-cell>
          <table:table-cell office:value-type="string" office:string-value="ANIEL SILVA SANTOS">
            <text:p>ANIEL SILVA SANTO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2036">
            <text:p>1802036</text:p>
          </table:table-cell>
          <table:table-cell office:value-type="string" office:string-value="ANIELE ROMERO CECCATO SCHRODER ROSA">
            <text:p>ANIELE ROMERO CECCATO SCHRODER ROS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6279">
            <text:p>1806279</text:p>
          </table:table-cell>
          <table:table-cell office:value-type="string" office:string-value="AYSE SANCHES GUIMARÃES PAIÃO">
            <text:p>AYSE SANCHES GUIMARÃES PAIÃO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7699">
            <text:p>1807699</text:p>
          </table:table-cell>
          <table:table-cell office:value-type="string" office:string-value="ELZA OS SANTOS TRINDADE">
            <text:p>ELZA OS SANTOS TRINDAD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8686">
            <text:p>1808686</text:p>
          </table:table-cell>
          <table:table-cell office:value-type="string" office:string-value="JAIME ANTAS">
            <text:p>JAIME ANTAS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3390902">
            <text:p>3390902</text:p>
          </table:table-cell>
          <table:table-cell office:value-type="string" office:string-value="LUCAS ANIEL GONÇALVES DA SILVA">
            <text:p>LUCAS ANIEL GONÇALVES DA SILV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2888581">
            <text:p>2888581</text:p>
          </table:table-cell>
          <table:table-cell office:value-type="string" office:string-value="RODRIGO ANIEL CASTIGLIONI AGUERO">
            <text:p>RODRIGO ANIEL CASTIGLIONI AGUER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11935">
            <text:p>1811935</text:p>
          </table:table-cell>
          <table:table-cell office:value-type="string" office:string-value="SELMA OS SANTOS BRITO">
            <text:p>SELMA OS SANTOS BRITO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